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OLUCIONES VETERINARIAS SAN PEDRO SAC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JA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RRASCO GUERRERO, EMERITO LEO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66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19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85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0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